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c321" officeooo:paragraph-rsid="0010c321"/>
    </style:style>
    <style:style style:name="P2" style:family="paragraph" style:parent-style-name="Standard">
      <style:text-properties fo:font-weight="bold" officeooo:rsid="0010c321" officeooo:paragraph-rsid="0010c32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SA Lab Exam</text:p>
      <text:p text:style-name="P1"/>
      <text:p text:style-name="P1"/>
      <text:p text:style-name="P1">1)</text:p>
      <text:p text:style-name="P1">2)Code:</text:p>
      <text:p text:style-name="P1">echo -e "Menu \n 1 for Volume of sphere \n 2 for Volume of Cube \n 3 for Volume of Cylinder"</text:p>
      <text:p text:style-name="P1">echo "Enter the choice:"</text:p>
      <text:p text:style-name="P1">read ch</text:p>
      <text:p text:style-name="P1">case $ch in</text:p>
      <text:p text:style-name="P1"><text:s text:c="4"/>1)echo "Enter the radius:"</text:p>
      <text:p text:style-name="P1"><text:s text:c="6"/>read r</text:p>
      <text:p text:style-name="P1"><text:s text:c="6"/>g=`expr 4 \* 22 \* $r \* $r \* $r`</text:p>
      <text:p text:style-name="P1"><text:s text:c="6"/>echo "Volume of Sphere=$(expr $g / 21)" ;;</text:p>
      <text:p text:style-name="P1"><text:s text:c="4"/>2)echo "Enter the side:"</text:p>
      <text:p text:style-name="P1"><text:s text:c="6"/>read a</text:p>
      <text:p text:style-name="P1"><text:s text:c="6"/>echo "Volume of Cube=$(expr $a \* $a \* $a)" ;;</text:p>
      <text:p text:style-name="P1"><text:s text:c="4"/>3)echo "Enter the radius:"</text:p>
      <text:p text:style-name="P1"><text:s text:c="6"/>read s</text:p>
      <text:p text:style-name="P1"><text:s text:c="6"/>echo "Enter the height:"</text:p>
      <text:p text:style-name="P1"><text:s text:c="6"/>read h</text:p>
      <text:p text:style-name="P1"><text:s text:c="6"/>i=`expr 22 \* $s \* $s \* $h`</text:p>
      <text:p text:style-name="P1"><text:s text:c="6"/>echo "Volume of cylinder:$(expr $i / 7)"</text:p>
      <text:p text:style-name="P1">esac</text:p>
      <text:p text:style-name="P1"/>
      <text:p text:style-name="P1">Output:</text:p>
      <text:p text:style-name="P2">Menu </text:p>
      <text:p text:style-name="P2"><text:s/>1 for Volume of sphere </text:p>
      <text:p text:style-name="P2"><text:s/>2 for Volume of Cube </text:p>
      <text:p text:style-name="P2"><text:s/>3 for Volume of Cylinder</text:p>
      <text:p text:style-name="P2">Enter the choice:</text:p>
      <text:p text:style-name="P2">1</text:p>
      <text:p text:style-name="P2">Enter the radius:</text:p>
      <text:p text:style-name="P2">5</text:p>
      <text:p text:style-name="P2">Volume of Sphere=523</text:p>
      <text:p text:style-name="P2"/>
      <text:p text:style-name="P2">Menu </text:p>
      <text:p text:style-name="P2"><text:s/>1 for Volume of sphere </text:p>
      <text:p text:style-name="P2"><text:s/>2 for Volume of Cube </text:p>
      <text:p text:style-name="P2"><text:s/>3 for Volume of Cylinder</text:p>
      <text:p text:style-name="P2">Enter the choice:</text:p>
      <text:p text:style-name="P2">2</text:p>
      <text:p text:style-name="P2">Enter the side:</text:p>
      <text:p text:style-name="P2">2</text:p>
      <text:p text:style-name="P2">Volume of Cube=8</text:p>
      <text:p text:style-name="P2"/>
      <text:p text:style-name="P2">Menu </text:p>
      <text:p text:style-name="P2"><text:s/>1 for Volume of sphere </text:p>
      <text:p text:style-name="P2"><text:s/>2 for Volume of Cube </text:p>
      <text:p text:style-name="P2"><text:s/>3 for Volume of Cylinder</text:p>
      <text:p text:style-name="P2">Enter the choice:</text:p>
      <text:p text:style-name="P2">3</text:p>
      <text:p text:style-name="P2">Enter the radius:</text:p>
      <text:p text:style-name="P2"><text:soft-page-break/>3</text:p>
      <text:p text:style-name="P2">Enter the height:</text:p>
      <text:p text:style-name="P2">5</text:p>
      <text:p text:style-name="P2">Volume of cylinder:14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28:44.717215728</meta:creation-date>
    <dc:date>2021-10-08T16:32:43.370855337</dc:date>
    <meta:editing-duration>PT4M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2" meta:paragraph-count="51" meta:word-count="189" meta:character-count="964" meta:non-whitespace-character-count="736"/>
  </office:meta>
</office:document-meta>
</file>